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A000001D78D1D43F2A86F6A0B.gif" manifest:media-type="image/gif"/>
  <manifest:file-entry manifest:full-path="Pictures/1000000000000379000002CE3648794A94585E16.gif" manifest:media-type="image/gif"/>
  <manifest:file-entry manifest:full-path="Pictures/10000000000003690000029EEFB9959B1ADEE8E6.gif" manifest:media-type="image/gif"/>
  <manifest:file-entry manifest:full-path="Pictures/100000000000039C00000303F5A60EA3B57CA49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218" officeooo:paragraph-rsid="000a6218"/>
    </style:style>
    <style:style style:name="P2" style:family="paragraph" style:parent-style-name="Standard">
      <style:text-properties fo:font-weight="bold" officeooo:rsid="000a6218" officeooo:paragraph-rsid="000a62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5in, 0.35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SECTION 8 <text:s text:c="70"/>SECTION 17 <text:s text:c="28"/></text:p>
      <text:p text:style-name="Standard"><draw:frame draw:style-name="fr1" draw:name="Image1" text:anchor-type="paragraph" svg:x="-0.7874in" svg:y="0.05in" svg:width="3.9063in" svg:height="2.9091in" draw:z-index="0"><draw:image xlink:href="Pictures/100000000000039C00000303F5A60EA3B57CA494.gif" xlink:type="simple" xlink:show="embed" xlink:actuate="onLoad"/></draw:frame><draw:frame draw:style-name="fr1" draw:name="Image2" text:anchor-type="paragraph" svg:x="3.4146in" svg:y="0.048in" svg:width="3.8728in" svg:height="2.9717in" draw:z-index="1"><draw:image xlink:href="Pictures/10000000000003690000029EEFB9959B1ADEE8E6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5882in" svg:y="0.0984in" svg:width="4.2217in" svg:height="3.4098in" draw:z-index="2"><draw:image xlink:href="Pictures/1000000000000379000002CE3648794A94585E16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/><text:span text:style-name="T1">BOTH SECTION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0362in" svg:y="0.498in" svg:width="5.2508in" svg:height="3.5335in" draw:z-index="3"><draw:image xlink:href="Pictures/10000000000002BA000001D78D1D43F2A86F6A0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307in" fo:margin-bottom="0.280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4:42:54.712589190</meta:creation-date>
    <dc:date>2017-07-05T15:36:31.084639595</dc:date>
    <meta:editing-duration>PT5M30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" meta:paragraph-count="2" meta:word-count="6" meta:character-count="133" meta:non-whitespace-character-count="29"/>
  </office:meta>
</office:document-meta>
</file>